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9252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1.4008in"/>
    </style:style>
    <style:style style:name="co13" style:family="table-column">
      <style:table-column-properties fo:break-before="auto" style:column-width="1.1417in"/>
    </style:style>
    <style:style style:name="co14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orazón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Genérico, Gema</text:p>
          </table:table-cell>
          <table:table-cell office:value-type="string" calcext:value-type="string">
            <text:p>Legendario</text:p>
          </table:table-cell>
          <table:table-cell table:number-columns-repeated="3"/>
          <table:table-cell office:value-type="string" calcext:value-type="string">
            <text:p>**Legendario** *(Solo puedes tener un Corazón de Fyendal en el mazo).*</text:p>
            <text:p/>
            <text:p><text:span text:style-name="T1">Cuando lanzas Corazón de Fyendal, si tienes menos {h} que un héroe oponente, ganas 1{h}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6RhqmkWDRpdRmrrTTdj6w – 1HP000 – N</text:p>
          </table:table-cell>
          <table:table-cell office:value-type="string" calcext:value-type="string">
            <text:p>https://storage.googleapis.com/fabmaster/cardfaces/2022-1HP/SP/SP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Ojo de Of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Genérico, Gema</text:p>
          </table:table-cell>
          <table:table-cell office:value-type="string" calcext:value-type="string">
            <text:p>Legendario, Opta 2</text:p>
          </table:table-cell>
          <table:table-cell table:number-columns-repeated="3"/>
          <table:table-cell office:value-type="string" calcext:value-type="string">
            <text:p><text:span text:style-name="T1">**Legendario** *(Solo puedes tener un Ojo de Ofidia</text:span> en el mazo).*</text:p>
            <text:p/>
            <text:p><text:span text:style-name="T1">Cuando lanzas Ojo de Ofidia, **opta 2**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d7tFLfJQkTJbzbD8PrnBR – 1HP000 – N</text:p>
          </table:table-cell>
          <table:table-cell office:value-type="string" calcext:value-type="string">
            <text:p>https://storage.googleapis.com/fabmaster/cardfaces/2022-1HP/SP/SP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Fragmento del archicaball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curso, Filorruna, Gema</text:p>
          </table:table-cell>
          <table:table-cell office:value-type="string" calcext:value-type="string">
            <text:p>Especialización de Viserai, Legendario</text:p>
          </table:table-cell>
          <table:table-cell table:number-columns-repeated="3"/>
          <table:table-cell office:value-type="string" calcext:value-type="string">
            <text:p><text:span text:style-name="T1">**Legendario** *(Solo puedes tener un Fragmento del archicaballero</text:span> en el mazo, y solo si tu héroe es Viserai).*</text:p>
            <text:p/>
            <text:p><text:span text:style-name="T1">Cuando lanzas a Fragmento del archicaballero, crea una ficha de Canto de runas</text:span></text:p>
          </table:table-cell>
          <table:table-cell/>
          <table:table-cell office:value-type="string" calcext:value-type="string">
            <text:p>Recurso de filorruna – Gema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p6bPbDJwq6fFFNGfzrjKP – 1HP000 – N</text:p>
          </table:table-cell>
          <table:table-cell office:value-type="string" calcext:value-type="string">
            <text:p>https://storage.googleapis.com/fabmaster/cardfaces/2022-1HP/SP/SP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5"/>
        </table:table-row>
        <table:table-row table:style-name="ro5">
          <table:table-cell table:number-columns-repeated="1005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22:05:42.269154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2T22:05:49.740240458</dc:date>
    <meta:editing-duration>P6DT1H34M10S</meta:editing-duration>
    <meta:editing-cycles>2546</meta:editing-cycles>
    <meta:generator>LibreOffice/7.2.5.2$MacOSX_X86_64 LibreOffice_project/499f9727c189e6ef3471021d6132d4c694f357e5</meta:generator>
    <meta:document-statistic meta:table-count="1" meta:cell-count="56" meta:object-count="0"/>
    <meta:user-defined meta:name=""/>
  </office:meta>
</office:document-meta>
</file>